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GERUM</meta:initial-creator>
    <meta:creation-date>2020-05-15T09:08:22.338728425</meta:creation-date>
    <dc:date>2020-05-15T18:15:10.252885252</dc:date>
    <dc:creator>Philippe GERUM</dc:creator>
    <meta:editing-duration>PT8H42M34S</meta:editing-duration>
    <meta:editing-cycles>18</meta:editing-cycles>
    <meta:generator>LibreOffice/6.4.3.2$Linux_X86_64 LibreOffice_project/4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1">
      <style:chart-properties chart:link-data-style-to-source="false" chart:data-label-number="value-and-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/>
      <style:graphic-properties draw:fill-color="#280099"/>
    </style:style>
    <style:style style:name="ch9" style:family="chart">
      <style:chart-properties chart:solid-type="cuboid"/>
      <style:graphic-properties draw:fill-color="#e6e6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ring" chart:style-name="ch1">
        <chart:legend chart:legend-position="end" svg:x="12.915cm" svg:y="3.951cm" style:legend-expansion="high" chart:style-name="ch2"/>
        <chart:plot-area chart:style-name="ch3" chart:data-source-has-labels="both" svg:x="0.319cm" svg:y="0.179cm" svg:width="12.277cm" svg:height="8.641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19cm" svg:y="1.133cm" svg:width="12.277cm" svg:height="6.90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ainline kernel</text:p>
              </table:table-cell>
              <table:table-cell office:value-type="float" office:value="19712360">
                <text:p>19712360</text:p>
              </table:table-cell>
            </table:table-row>
            <table:table-row>
              <table:table-cell office:value-type="string">
                <text:p>Dovetail + EVL</text:p>
              </table:table-cell>
              <table:table-cell office:value-type="float" office:value="26014">
                <text:p>26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